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6e5e9" officeooo:paragraph-rsid="0006e5e9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06e5e9" officeooo:paragraph-rsid="0006e5e9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0ab925" officeooo:paragraph-rsid="000ab925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0c7c22" officeooo:paragraph-rsid="000c7c22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0869aa" officeooo:paragraph-rsid="000869aa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normal" officeooo:rsid="000ab925" officeooo:paragraph-rsid="000ab925" style:font-size-asian="14pt" style:font-weight-asian="normal" style:font-size-complex="16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06e5e9" officeooo:paragraph-rsid="0006e5e9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0869aa" officeooo:paragraph-rsid="000869aa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098ae3" officeooo:paragraph-rsid="00098ae3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0ab925" officeooo:paragraph-rsid="000ab925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0c688a" officeooo:paragraph-rsid="000c688a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1024f2" officeooo:paragraph-rsid="000869aa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end" style:justify-single-word="false"/>
      <style:text-properties fo:font-size="14pt" fo:font-weight="normal" officeooo:rsid="0006e5e9" officeooo:paragraph-rsid="0006e5e9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4pt" fo:font-weight="normal" officeooo:rsid="0006e5e9" officeooo:paragraph-rsid="0006e5e9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weight="normal" officeooo:rsid="0006e5e9" officeooo:paragraph-rsid="0006e5e9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officeooo:rsid="000869aa" officeooo:paragraph-rsid="000869aa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weight="normal" officeooo:rsid="000c688a" officeooo:paragraph-rsid="000c688a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weight="normal" officeooo:rsid="000c688a" officeooo:paragraph-rsid="000c7c22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weight="normal" officeooo:rsid="0009a833" officeooo:paragraph-rsid="00098ae3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weight="normal" officeooo:rsid="000ab925" officeooo:paragraph-rsid="000ab925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font-weight="normal" officeooo:rsid="000e028c" officeooo:paragraph-rsid="000c7c22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font-weight="normal" officeooo:rsid="000e028c" officeooo:paragraph-rsid="000e028c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font-weight="normal" officeooo:rsid="000c7c22" officeooo:paragraph-rsid="000c7c22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8pt" fo:font-weight="bold" officeooo:rsid="0006e5e9" officeooo:paragraph-rsid="0006e5e9" style:font-size-asian="15.75pt" style:font-weight-asian="bold" style:font-size-complex="18pt" style:font-weight-complex="bold"/>
    </style:style>
    <style:style style:name="P25" style:family="paragraph" style:parent-style-name="Standard">
      <style:paragraph-properties fo:text-align="start" style:justify-single-word="false"/>
      <style:text-properties officeooo:paragraph-rsid="00098ae3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16pt" fo:font-weight="bold" officeooo:rsid="0006e5e9" officeooo:paragraph-rsid="0006e5e9" style:font-size-asian="14pt" style:font-weight-asian="bold" style:font-size-complex="16pt" style:font-weight-complex="bold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14pt" fo:font-weight="normal" officeooo:rsid="0006e5e9" officeooo:paragraph-rsid="0006e5e9" style:font-size-asian="12.25pt" style:font-weight-asian="normal" style:font-size-complex="14pt" style:font-weight-complex="normal"/>
    </style:style>
    <style:style style:name="P28" style:family="paragraph" style:parent-style-name="Standard" style:list-style-name="L2">
      <style:paragraph-properties fo:text-align="start" style:justify-single-word="false"/>
      <style:text-properties fo:font-size="14pt" fo:font-weight="normal" officeooo:rsid="000c688a" officeooo:paragraph-rsid="000c688a" style:font-size-asian="12.25pt" style:font-weight-asian="normal" style:font-size-complex="14pt" style:font-weight-complex="normal"/>
    </style:style>
    <style:style style:name="P29" style:family="paragraph" style:parent-style-name="Standard" style:list-style-name="L3">
      <style:paragraph-properties fo:text-align="start" style:justify-single-word="false"/>
      <style:text-properties fo:font-size="14pt" fo:font-weight="normal" officeooo:rsid="000c688a" officeooo:paragraph-rsid="000c7c22" style:font-size-asian="12.25pt" style:font-weight-asian="normal" style:font-size-complex="14pt" style:font-weight-complex="normal"/>
    </style:style>
    <style:style style:name="P30" style:family="paragraph" style:parent-style-name="Standard" style:list-style-name="L4">
      <style:paragraph-properties fo:text-align="start" style:justify-single-word="false"/>
      <style:text-properties fo:font-size="14pt" fo:font-weight="normal" officeooo:rsid="000c688a" officeooo:paragraph-rsid="000c7c22" style:font-size-asian="12.25pt" style:font-weight-asian="normal" style:font-size-complex="14pt" style:font-weight-complex="normal"/>
    </style:style>
    <style:style style:name="P31" style:family="paragraph" style:parent-style-name="Standard" style:list-style-name="L5">
      <style:paragraph-properties fo:text-align="start" style:justify-single-word="false"/>
      <style:text-properties fo:font-size="14pt" fo:font-weight="normal" officeooo:rsid="000e028c" officeooo:paragraph-rsid="000e028c" style:font-size-asian="12.25pt" style:font-weight-asian="normal" style:font-size-complex="14pt" style:font-weight-complex="normal"/>
    </style:style>
    <style:style style:name="P32" style:family="paragraph" style:parent-style-name="Standard" style:list-style-name="L5">
      <style:paragraph-properties fo:text-align="start" style:justify-single-word="false"/>
      <style:text-properties fo:font-size="14pt" fo:font-weight="normal" officeooo:rsid="000ef2dc" officeooo:paragraph-rsid="000ef2dc" style:font-size-asian="12.25pt" style:font-weight-asian="normal" style:font-size-complex="14pt" style:font-weight-complex="normal"/>
    </style:style>
    <style:style style:name="P33" style:family="paragraph" style:parent-style-name="Standard" style:list-style-name="L4">
      <style:paragraph-properties fo:text-align="start" style:justify-single-word="false"/>
      <style:text-properties fo:font-size="14pt" fo:font-weight="normal" officeooo:rsid="000c7c22" officeooo:paragraph-rsid="000c7c22" style:font-size-asian="14pt" style:font-weight-asian="normal" style:font-size-complex="14pt" style:font-weight-complex="normal"/>
    </style:style>
    <style:style style:name="P34" style:family="paragraph" style:parent-style-name="Standard" style:list-style-name="L5">
      <style:paragraph-properties fo:text-align="start" style:justify-single-word="false"/>
      <style:text-properties officeooo:paragraph-rsid="000c7c22"/>
    </style:style>
    <style:style style:name="T1" style:family="text">
      <style:text-properties fo:font-size="16pt" fo:font-weight="bold" officeooo:rsid="000c7c22" style:font-size-asian="14pt" style:font-weight-asian="bold" style:font-size-complex="16pt" style:font-weight-complex="bold"/>
    </style:style>
    <style:style style:name="T2" style:family="text">
      <style:text-properties fo:font-size="16pt" fo:font-weight="bold" officeooo:rsid="001024f2" style:font-size-asian="14pt" style:font-weight-asian="bold" style:font-size-complex="16pt" style:font-weight-complex="bold"/>
    </style:style>
    <style:style style:name="T3" style:family="text">
      <style:text-properties fo:font-size="16pt" fo:font-weight="bold" style:font-weight-asian="bold" style:font-size-complex="16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c688a" style:font-weight-asian="normal" style:font-weight-complex="normal"/>
    </style:style>
    <style:style style:name="T6" style:family="text">
      <style:text-properties fo:font-size="14pt" fo:font-weight="bold" officeooo:rsid="00098ae3" style:font-size-asian="12.25pt" style:font-weight-asian="bold" style:font-size-complex="14pt" style:font-weight-complex="bold"/>
    </style:style>
    <style:style style:name="T7" style:family="text">
      <style:text-properties fo:font-size="14pt" fo:font-weight="normal" officeooo:rsid="00098ae3" style:font-size-asian="12.25pt" style:font-weight-asian="normal" style:font-size-complex="14pt" style:font-weight-complex="normal"/>
    </style:style>
    <style:style style:name="T8" style:family="text">
      <style:text-properties fo:font-size="14pt" fo:font-weight="normal" officeooo:rsid="0009a833" style:font-size-asian="12.25pt" style:font-weight-asian="normal" style:font-size-complex="14pt" style:font-weight-complex="normal"/>
    </style:style>
    <style:style style:name="T9" style:family="text">
      <style:text-properties fo:font-size="14pt" fo:font-weight="normal" officeooo:rsid="000c7c22" style:font-size-asian="12.25pt" style:font-weight-asian="normal" style:font-size-complex="14pt" style:font-weight-complex="normal"/>
    </style:style>
    <style:style style:name="T10" style:family="text">
      <style:text-properties fo:font-size="14pt" fo:font-weight="normal" officeooo:rsid="000e028c" style:font-size-asian="12.25pt" style:font-weight-asian="normal" style:font-size-complex="14pt" style:font-weight-complex="normal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024f2" style:font-weight-asian="bold" style:font-weight-complex="bold"/>
    </style:style>
    <style:style style:name="T14" style:family="text">
      <style:text-properties officeooo:rsid="001024f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ОФИЙСКИ УНИВЕРСИТЕТ „СВ.КЛИМЕНТ ОХРИДСКИ”</text:p>
      <text:p text:style-name="P1">ФАКУЛТЕТ ПО МАТЕМАТИКА И ИНФОРМАТИКА</text:p>
      <text:p text:style-name="P1"/>
      <text:p text:style-name="P1"/>
      <text:p text:style-name="P1"/>
      <text:p text:style-name="P1"/>
      <text:p text:style-name="P1"/>
      <text:p text:style-name="P7">ОБЕКТНО-ОРИЕНТИРАНО ПРОГРАМИРАНЕ </text:p>
      <text:p text:style-name="P7"/>
      <text:p text:style-name="P7"/>
      <text:p text:style-name="P24">ПРОЕКТ: JSON PARSER</text:p>
      <text:p text:style-name="P24"/>
      <text:p text:style-name="P24"/>
      <text:p text:style-name="P24"/>
      <text:p text:style-name="P24"/>
      <text:p text:style-name="P24"/>
      <text:p text:style-name="P13">Разработил: <text:span text:style-name="T12">Теодор</text:span> <text:span text:style-name="T12">Николаев</text:span> <text:span text:style-name="T12">Георгиев</text:span>, ФН 81796</text:p>
      <text:p text:style-name="P13">Специалност “Компютърни науки”,</text:p>
      <text:p text:style-name="P14"><text:s text:c="35"/>Първи курс</text:p>
      <text:p text:style-name="P14"/>
      <text:p text:style-name="P14"/>
      <text:p text:style-name="P14"/>
      <text:p text:style-name="P14"/>
      <text:p text:style-name="P1">СЪДЪРЖАНИЕ</text:p>
      <text:p text:style-name="P1"/>
      <text:p text:style-name="P1"/>
      <text:p text:style-name="P2">Глава 1.Увод</text:p>
      <text:list xml:id="list3912873235" text:style-name="L1">
        <text:list-item>
          <text:p text:style-name="P26">Описание и идея на проекта.</text:p>
          <text:p text:style-name="P27">Чрез проекта се имплементира опростена версия на JSON Parser, работеща на езика на C++. Програмата работи с файлове в такъв формат.</text:p>
          <text:p text:style-name="P27">Проектът съдържа:</text:p>
        </text:list-item>
        <text:list-item>
          <text:p text:style-name="P27">три основни вида обекти:</text:p>
          <text:list>
            <text:list-item>
              <text:p text:style-name="P27">Attribute(атрибут)</text:p>
            </text:list-item>
            <text:list-item>
              <text:p text:style-name="P27">JSON Object(обект)</text:p>
            </text:list-item>
            <text:list-item>
              <text:p text:style-name="P27">JSON Array(масив от обекти)</text:p>
            </text:list-item>
          </text:list>
        </text:list-item>
      </text:list>
      <text:p text:style-name="P15"><text:tab/></text:p>
      <text:p text:style-name="P15"/>
      <text:p text:style-name="P15"/>
      <text:p text:style-name="P8">1.2.Цел и задачи на разработката</text:p>
      <text:p text:style-name="P8"><text:tab/><text:tab/><text:span text:style-name="T4">Целта е да се използват възможностите и принципите на обектно-ориентираното програмиране на C++ за реализацията на проекта.</text:span></text:p>
      <text:p text:style-name="P5"><text:soft-page-break/>Глава 2.Преглед на предметната област</text:p>
      <text:p text:style-name="P8"/>
      <text:p text:style-name="P8">2.1. Основни дефиниции , концепции и алгоритми , които ще бъдат използвани</text:p>
      <text:p text:style-name="P8"><text:tab/><text:span text:style-name="T4">Използват се масиви , цикли , указатели , класове и функции. Класовете са разделени на .h(хедър) файлове и .cpp-та.</text:span></text:p>
      <text:p text:style-name="P16"/>
      <text:p text:style-name="P9">2.2. Дефиниране на проблеми и сложност на поставената задача</text:p>
      <text:p text:style-name="P25"><text:span text:style-name="T6"><text:tab/></text:span><text:span text:style-name="T7">Сложността се изразява в </text:span><text:span text:style-name="T8">начина на прочитане на JSON файловете , проверка дали файла е валиден и складирането на отделните елементи в съответните им структури според стандарта Java Script Objecct Notation.</text:span></text:p>
      <text:p text:style-name="P19"/>
      <text:p text:style-name="P19"/>
      <text:p text:style-name="P10">2.3. Подходи , методи за разрешаване на проблеми</text:p>
      <text:p text:style-name="P10"><text:tab/><text:span text:style-name="T4">Прочитането на информацията от файла и складирането и в паметта на програмата е реализирано благодарение на рекурсия.</text:span></text:p>
      <text:p text:style-name="P20"/>
      <text:p text:style-name="P10">2.4.Потребителски и качествени изисквания</text:p>
      <text:p text:style-name="P10"><text:tab/><text:span text:style-name="T4">Потребителят разполага с пълен набор от команди , с които може променя или създава нов JSON файл.</text:span></text:p>
      <text:p text:style-name="P20"/>
      <text:p text:style-name="P20"/>
      <text:p text:style-name="P20"/>
      <text:p text:style-name="P6"/>
      <text:p text:style-name="P3">Глава 3.Проектиране</text:p>
      <text:p text:style-name="P10"/>
      <text:p text:style-name="P10">3.1.Обща архитектура – ООП дизайн</text:p>
      <text:p text:style-name="P10"><text:tab/><text:span text:style-name="T4">Класовете </text:span><text:span text:style-name="T11">Attribute</text:span><text:span text:style-name="T4"> , </text:span><text:span text:style-name="T11">JSONObject</text:span><text:span text:style-name="T4"> и </text:span><text:span text:style-name="T11">JSONArray</text:span><text:span text:style-name="T4"> са използвани в композиция. Класът </text:span><text:span text:style-name="T11">JSONObject</text:span><text:span text:style-name="T4"> се състои от масив от атрибути(</text:span><text:span text:style-name="T11">Attribute</text:span><text:span text:style-name="T4">) , а класът </text:span><text:span text:style-name="T11">JSONArray</text:span><text:span text:style-name="T4"> се състои от масив от обекти(</text:span><text:span text:style-name="T11">JSONObject</text:span><text:span text:style-name="T4">).</text:span></text:p>
      <text:p text:style-name="P20"/>
      <text:p text:style-name="P20"/>
      <text:p text:style-name="P3">Глава 4.Реализация , тестване</text:p>
      <text:p text:style-name="P10"/>
      <text:p text:style-name="P10">4.1.Реализация на класовете</text:p>
      <text:p text:style-name="P10"><text:tab/><text:span text:style-name="T4">Класа Attribute има две член-данни – </text:span><text:span text:style-name="T5">key и value, както и 2 указателя към обекти от тип JSON Object и JSON Array. Реализирана е голямата четворка – конструктор , копи-конструктор , оператор = и деструктор.</text:span></text:p>
      <text:p text:style-name="P11"><text:tab/>Класът Attribute съдържа:</text:p>
      <text:list xml:id="list311516832" text:style-name="L2">
        <text:list-item>
          <text:p text:style-name="P28">set – методи с които се задава/променя стойността на отделните член данни</text:p>
        </text:list-item>
        <text:list-item>
          <text:p text:style-name="P28">get – методи с които се достъпва стойността на отделните член данни</text:p>
        </text:list-item>
      </text:list>
      <text:p text:style-name="P17"/>
      <text:p text:style-name="P4"><text:soft-page-break/><text:tab/>Класът JSONObject съдържа:</text:p>
      <text:list xml:id="list115380953" text:style-name="L3">
        <text:list-item>
          <text:p text:style-name="P29">set – методи с които се задава/променя стойността на отделните член данни</text:p>
        </text:list-item>
        <text:list-item>
          <text:p text:style-name="P29">get – методи с които се достъпва стойността на отделните член данни</text:p>
        </text:list-item>
      </text:list>
      <text:p text:style-name="P18"/>
      <text:p text:style-name="P18"><text:tab/><text:span text:style-name="T1">Класът JSONArray съдържа:</text:span></text:p>
      <text:list xml:id="list2836510654" text:style-name="L4">
        <text:list-item>
          <text:p text:style-name="P30">set – методи с които се задава/променя стойността на отделните член данни</text:p>
        </text:list-item>
        <text:list-item>
          <text:p text:style-name="P33">get – методи с които се достъпва стойността на отделните член данни</text:p>
        </text:list-item>
        <text:list-item>
          <text:p text:style-name="P33">функция void addObject(JSONObject*&amp;) , която по приема стойност по адрес и добавя нов обект в масива от обекти</text:p>
        </text:list-item>
      </text:list>
      <text:p text:style-name="P23"/>
      <text:p text:style-name="P23"/>
      <text:p text:style-name="P23"><text:tab/><text:span text:style-name="T3">Класът File съдържа:</text:span></text:p>
      <text:list xml:id="list203580927" text:style-name="L5">
        <text:list-item>
          <text:p text:style-name="P34"><text:span text:style-name="T10">Ф</text:span><text:span text:style-name="T9">ункции bool validateCommas() – проверява за правилно поставяне на запетаи , bool validateScope() - проверява </text:span><text:span text:style-name="T10">дали има равен брой отварящи и затварящи къдрави скоби , bool validateSqareBrackets() - проверява за правилно поставяне на квадратни скоби , bool validateColums() - проверява за правилното разположение на двуеточията. Всички те са обединени в една функция bool validate() , която проверява всички условие и връща true само ако файлът е форматиран според стандартите на JSON.</text:span></text:p>
        </text:list-item>
      </text:list>
      <text:p text:style-name="P21"/>
      <text:list xml:id="list215820727035082" text:continue-numbering="true" text:style-name="L5">
        <text:list-item>
          <text:p text:style-name="P31">Функция void print() , която принтира файла на конзолата в максимално четим за потребителя вид</text:p>
          <text:p text:style-name="P31"/>
        </text:list-item>
        <text:list-item>
          <text:p text:style-name="P31">Функция void toObject() , която записва информацията от файла в паметта на програмата , спазвайки йерархията на JSON</text:p>
          <text:p text:style-name="P31"/>
        </text:list-item>
        <text:list-item>
          <text:p text:style-name="P31">Функции void open() , void close() , void save() , void saveAs() , с които потребителят може да изпълнява четене от файл , създаване на нов файл , запазване на промени в отворен файл или в конкретен друг , както и затваряне на файл</text:p>
        </text:list-item>
      </text:list>
      <text:p text:style-name="P22"/>
      <text:list xml:id="list215820172888617" text:continue-numbering="true" text:style-name="L5">
        <text:list-item>
          <text:p text:style-name="P32">Функция void search(string key) , която проверява дали в обекта се съдържат данни под този ключ и ако да – да изведе списък от всички такива данни</text:p>
          <text:p text:style-name="P32"/>
        </text:list-item>
        <text:list-item>
          <text:p text:style-name="P32">Функция void create(&lt;path&gt; , &lt;string&gt;) , която при подаване на пълен път към даден елемент да се добави такъв получен от низа string , а ако елемента вече същестува , това трябва да се обяви като грешка</text:p>
          <text:p text:style-name="P32"/>
        </text:list-item>
        <text:list-item>
          <text:p text:style-name="P32"><text:soft-page-break/>Функция void delete(&lt;path&gt;) , която при подаване на пълен път до елемент го трие , ако такъв съществува или да съобщи за грешка</text:p>
          <text:p text:style-name="P32"/>
        </text:list-item>
        <text:list-item>
          <text:p text:style-name="P32">Функция void move&lt;from&gt;&lt;to&gt; , която премества всички елементи от път &lt;from&gt; към път &lt;to&gt; </text:p>
        </text:list-item>
      </text:list>
      <text:p text:style-name="P16"/>
      <text:p text:style-name="P16"/>
      <text:p text:style-name="P16"><text:tab/><text:span text:style-name="T14">4.2</text:span><text:span text:style-name="T13">.Управление на паметта и реализация на алгоритмите.Оптимизация.</text:span></text:p>
      <text:p text:style-name="P16"><text:span text:style-name="T13"><text:tab/></text:span><text:span text:style-name="T14">Управлението на паметта се осъщестявава от конструкторите и деструкторите , които са реализирани във всеки клас.</text:span></text:p>
      <text:p text:style-name="P16"/>
      <text:p text:style-name="P16"/>
      <text:p text:style-name="P16"><text:tab/><text:span text:style-name="T13">4.3.Планиране, описание и създаване на тестови сценарии</text:span></text:p>
      <text:p text:style-name="P16"><text:span text:style-name="T13"><text:tab/></text:span><text:span text:style-name="T14">Програмата разполага с допълнителна функция void test() , която автоматично изпълнява validate() и print() за файла test.json , който се намира в директорията на проекта.</text:span></text:p>
      <text:p text:style-name="P16"/>
      <text:p text:style-name="P16"/>
      <text:p text:style-name="P16"><text:tab/><text:span text:style-name="T2">Глава 5.Заключение</text:span></text:p>
      <text:p text:style-name="P12"><text:tab/>5.1.Обобщение на изпълнението на началните цели.</text:p>
      <text:p text:style-name="P16"><text:tab/><text:tab/><text:span text:style-name="T14">Имплементиран е JSON Parser , който може да изпълнява всички необходими за потребителя команди , като всичко това е реализирано чрез възможностите на обектно-ориентираното програмиране на езика C++.</text:span></text:p>
      <text:p text:style-name="P16"/>
      <text:p text:style-name="P16"><text:tab/><text:span text:style-name="T13">5.2.Насоки за бъдещо развитие и усъвършенстване</text:span></text:p>
      <text:p text:style-name="P16"><text:tab/><text:tab/><text:span text:style-name="T14">В бъдеще програмата може да бъде доусъвършенствана чрез добавяне на повече функционалност, като може да бъде превърната в библиотека за работа с JSON обекти.</text:span></text:p>
      <text:p text:style-name="P16"/>
      <text:p text:style-name="P15"><text:tab/></text:p>
      <text:p text:style-name="P15"/>
      <text:p text:style-name="P15"><text:s text:c="5"/></text:p>
      <text:p text:style-name="P15"><text:s text:c="6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30T20:36:07.148553167</meta:creation-date>
    <dc:date>2020-05-31T12:07:35.602325641</dc:date>
    <meta:editing-duration>PT9M37S</meta:editing-duration>
    <meta:editing-cycles>3</meta:editing-cycles>
    <meta:generator>LibreOffice/6.3.4.2$Linux_X86_64 LibreOffice_project/30$Build-2</meta:generator>
    <meta:document-statistic meta:table-count="0" meta:image-count="0" meta:object-count="0" meta:page-count="4" meta:paragraph-count="70" meta:word-count="776" meta:character-count="5042" meta:non-whitespace-character-count="4270"/>
  </office:meta>
</office:document-meta>
</file>